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normal" style:font-size-asian="22pt" style:font-weight-asian="normal" style:font-size-complex="2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PHABETS</text:p>
      <text:p text:style-name="P2">A B C D <text:s/>E F G H I J K L M N O P Q R S T U V W X Y Z</text:p>
      <text:p text:style-name="P2"/>
      <text:p text:style-name="P1">NUMBERS</text:p>
      <text:p text:style-name="P2">1 2 3 4 5 6 7 8 9 10 11 12 13 14 15 16 17 18 19 20 21 22 23 24 25 26 27 28 29 30 31 32 33 34 35 36 37 38 39 40 41 42 43 44 45 46 47 48 49 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IBUIKE UMOLU</meta:initial-creator>
    <meta:creation-date>2025-08-04T12:52:51.04</meta:creation-date>
    <meta:document-statistic meta:table-count="0" meta:image-count="0" meta:object-count="0" meta:page-count="1" meta:paragraph-count="4" meta:word-count="78" meta:character-count="208"/>
    <dc:date>2025-08-04T13:06:48.36</dc:date>
    <dc:creator>CHIBUIKE UMOLU</dc:creator>
    <meta:editing-duration>PT13M59S</meta:editing-duration>
    <meta:editing-cycles>1</meta:editing-cycles>
    <meta:generator>OpenOffice/4.1.15$Win32 OpenOffice.org_project/4115m2$Build-9813</meta:generator>
  </office:meta>
</office:document-meta>
</file>